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Base Classifier</text:p>
          </table:table-cell>
          <table:table-cell table:style-name="ce1" office:value-type="string" calcext:value-type="string">
            <text:p>Mean F1 Score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986513121516059" calcext:value-type="float">
            <text:p>0.986513121516059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0.986513121516059" calcext:value-type="float">
            <text:p>0.986513121516059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0.965201926889676" calcext:value-type="float">
            <text:p>0.965201926889676</text:p>
          </table:table-cell>
        </table:table-row>
        <table:table-row table:style-name="ro1">
          <table:table-cell office:value-type="string" calcext:value-type="string">
            <text:p>QDA</text:p>
          </table:table-cell>
          <table:table-cell office:value-type="float" office:value="0.965338077800941" calcext:value-type="float">
            <text:p>0.965338077800941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86513121516059" calcext:value-type="float">
            <text:p>0.986513121516059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972661043591491" calcext:value-type="float">
            <text:p>0.972661043591491</text:p>
          </table:table-cell>
        </table:table-row>
        <table:table-row table:style-name="ro1">
          <table:table-cell office:value-type="string" calcext:value-type="string">
            <text:p>Gaussian NB</text:p>
          </table:table-cell>
          <table:table-cell office:value-type="float" office:value="0.936359610649024" calcext:value-type="float">
            <text:p>0.936359610649024</text:p>
          </table:table-cell>
        </table:table-row>
        <table:table-row table:style-name="ro1">
          <table:table-cell office:value-type="string" calcext:value-type="string">
            <text:p>Decission Tree</text:p>
          </table:table-cell>
          <table:table-cell office:value-type="float" office:value="0.95674627377374" calcext:value-type="float">
            <text:p>0.9567462737737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986513121516059" calcext:value-type="float">
            <text:p>0.986513121516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4:57:16.996704037</meta:creation-date>
    <dc:date>2024-01-23T15:03:15.982135885</dc:date>
    <meta:editing-duration>PT5M59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